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52f9" officeooo:paragraph-rsid="002052f9"/>
    </style:style>
    <style:style style:name="P2" style:family="paragraph" style:parent-style-name="Standard">
      <style:text-properties officeooo:rsid="0020eef0" officeooo:paragraph-rsid="0020eef0"/>
    </style:style>
    <style:style style:name="P3" style:family="paragraph" style:parent-style-name="Standard">
      <style:text-properties officeooo:rsid="002321ba" officeooo:paragraph-rsid="002321ba"/>
    </style:style>
    <style:style style:name="T1" style:family="text">
      <style:text-properties officeooo:rsid="0020e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d a text file named “original_text.txt”</text:p>
      <text:p text:style-name="P1"/>
      <text:p text:style-name="P1">2. <text:span text:style-name="T1">Generating Hash H1 using md5 and sha256:</text:span></text:p>
      <text:p text:style-name="P1"/>
      <text:p text:style-name="P1">openssl dgst -md5 original_text.txt</text:p>
      <text:p text:style-name="P1"/>
      <text:p text:style-name="P1">MD5(original_text.txt)= 158e1c93629b1ad89c802388935dd385</text:p>
      <text:p text:style-name="P1"/>
      <text:p text:style-name="P1"/>
      <text:p text:style-name="P1">openssl dgst -sha256 original_text.txt</text:p>
      <text:p text:style-name="P1"/>
      <text:p text:style-name="P1">SHA2-256(original_text.txt)= adbc8267230f80910cb8c85cd5a1472fa5e13b81be1db4b25c450f36f8993f5d</text:p>
      <text:p text:style-name="P1"/>
      <text:p text:style-name="P1"/>
      <text:p text:style-name="P2">3. Altered a bit in the original_text.txt and saved it in corrupted_text.txt</text:p>
      <text:p text:style-name="P2"/>
      <text:p text:style-name="P2">Original text: Hello Sanjana, How do you do? How's life going? I am fine.<text:line-break/>Corrupted text: Hello Sanjana, How do yoq do? How's life going? I am fine.</text:p>
      <text:p text:style-name="P2"/>
      <text:p text:style-name="P2">4. Generating H2 using md5 and sha256:</text:p>
      <text:p text:style-name="P2"/>
      <text:p text:style-name="P2">openssl dgst -md5 corrupted_text.txt</text:p>
      <text:p text:style-name="P2"/>
      <text:p text:style-name="P2">MD5(corrupted_text.txt)= 704b6a8ccc8fd0167eb18f67bc12ea42</text:p>
      <text:p text:style-name="P2"/>
      <text:p text:style-name="P2"/>
      <text:p text:style-name="P2">openssl dgst -sha256 corrupted_text.txt</text:p>
      <text:p text:style-name="P2"/>
      <text:p text:style-name="P2">SHA2-256(corrupted_text.txt)= 04204cfa804f7e54dc7c0c59789ca85b8a728fc993f404fc870da37ae6ea9b6a</text:p>
      <text:p text:style-name="P2"/>
      <text:p text:style-name="P3">5. Hence, H1 and H2 differs for both md5 and sha256, they are not similar.</text:p>
      <text:p text:style-name="P3"/>
      <text:p text:style-name="P3">6. Program to count how many bits are the same are saved as “program.py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3:10:30.708385445</meta:creation-date>
    <meta:generator>LibreOffice/7.3.7.2$Linux_X86_64 LibreOffice_project/30$Build-2</meta:generator>
    <dc:date>2024-05-07T03:24:24.224535659</dc:date>
    <meta:editing-duration>PT13M53S</meta:editing-duration>
    <meta:editing-cycles>4</meta:editing-cycles>
    <meta:document-statistic meta:table-count="0" meta:image-count="0" meta:object-count="0" meta:page-count="1" meta:paragraph-count="15" meta:word-count="115" meta:character-count="948" meta:non-whitespace-character-count="848"/>
  </office:meta>
</office:document-meta>
</file>